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a1c" officeooo:paragraph-rsid="0017fa1c"/>
    </style:style>
    <style:style style:name="P2" style:family="paragraph" style:parent-style-name="Standard">
      <style:text-properties officeooo:rsid="00189896" officeooo:paragraph-rsid="00189896"/>
    </style:style>
    <style:style style:name="P3" style:family="paragraph" style:parent-style-name="Standard">
      <style:text-properties officeooo:rsid="00166a28" officeooo:paragraph-rsid="00166a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initweka &gt; classifier &gt;</text:p>
      <text:p text:style-name="P1"/>
      <text:p text:style-name="P1">python script &gt; should generate a csv style </text:p>
      <text:p text:style-name="P1">binary files transformation &gt; java for the backend! A</text:p>
      <text:p text:style-name="P1"/>
      <text:p text:style-name="P1">rawstorage &gt; paperdrafts and copy of data file at stage where todd was using it</text:p>
      <text:p text:style-name="P1"/>
      <text:p text:style-name="P1">uhs -arff &gt; tweets that were sent off when useres where sick or not</text:p>
      <text:p text:style-name="P1">if they were there if they had influence </text:p>
      <text:p text:style-name="P1"/>
      <text:p text:style-name="P1">all tweets of users who went to doctors and for which there is ground truth of sick not sick &gt; but also includes tweets from months in which useres were not sick</text:p>
      <text:p text:style-name="P1"/>
      <text:p text:style-name="P1">questionnaire &gt; were you sick ?</text:p>
      <text:p text:style-name="P1">Twitter handles were only from people who went to doctro</text:p>
      <text:p text:style-name="P1"/>
      <text:p text:style-name="P1">Students &gt; </text:p>
      <text:p text:style-name="P2">not sicke during whole period just survey based &gt; someone else collecte</text:p>
      <text:p text:style-name="P2"/>
      <text:p text:style-name="P2">2014 paper &gt;</text:p>
      <text:p text:style-name="P2"/>
      <text:p text:style-name="P2">sick_df &gt; </text:p>
      <text:p text:style-name="P2">if you </text:p>
      <text:p text:style-name="P2"/>
      <text:p text:style-name="P2">classifier from 2014 &gt; run one users data through that. If we evere thinkg they’re sick, we put them in the sick dataset</text:p>
      <text:p text:style-name="P2"/>
      <text:p text:style-name="P2">sick-DF <text:s/>&gt; not user in the whole dataset, who is sick, who should also b</text:p>
      <text:p text:style-name="P2">all sick users in <text:s/>whole dataset should aslso appera in not sick datas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08:21.187964658</meta:creation-date>
    <meta:editing-duration>PT6M34S</meta:editing-duration>
    <meta:editing-cycles>3</meta:editing-cycles>
    <meta:generator>LibreOffice/5.1.6.2$Linux_X86_64 LibreOffice_project/10m0$Build-2</meta:generator>
    <dc:date>2017-03-10T13:41:01.163873436</dc:date>
    <meta:document-statistic meta:table-count="0" meta:image-count="0" meta:object-count="0" meta:page-count="1" meta:paragraph-count="17" meta:word-count="178" meta:character-count="930" meta:non-whitespace-character-count="762"/>
  </office:meta>
</office:document-meta>
</file>